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not really seeing much Magic activity at
the Sacred Mountain...</text:p>
          </table:table-cell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they must have relocated their lair.</text:p>
          </table:table-cell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 office:value-type="string">
            <text:p>Even having hired the strongest Shinigami in
the demon world, it seems the Heavenly
Maidens still pose them some threat.</text:p>
          </table:table-cell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here are we lookin' next?</text:p>
          </table:table-cell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t this point, I think it's most likely that
the enemy are hiding in the Northlands.</text:p>
          </table:table-cell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 office:value-type="string">
            <text:p>Especially Blue Carat, who accidentally revealed
the Demon Portal's location to us. She's
probably planning to stop us from destroying it.</text:p>
          </table:table-cell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ed nothing less, Hime.</text:p>
          </table:table-cell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 then, let us take a look at the
Northlands.</text:p>
          </table:table-cell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! I'm getting a super strong Reactiooon!</text:p>
          </table:table-cell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the one Magical response, is it?</text:p>
          </table:table-cell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 office:value-type="string">
            <text:p>A single wielder of powerful Magic, acting
on their own...</text:p>
          </table:table-cell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hite Carat, isn't it?</text:p>
          </table:table-cell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might be doing research on the Demon
Portal this time!</text:p>
          </table:table-cell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et over there and stop her.</text:p>
          </table:table-cell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the Antimagic S.D on our side.</text:p>
          </table:table-cell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 office:value-type="string">
            <text:p>Even if it's White Carat we're up against, we
have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 office:value-type="string">
            <text:p>We'll head to the Demon Portal in the
Northlands as soon as the STS is comple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